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y+</text:p>
          </table:table-cell>
          <table:table-cell table:number-columns-repeated="3" office:value-type="string">
            <text:p>u+</text:p>
          </table:table-cell>
          <table:table-cell/>
          <table:table-cell office:value-type="string">
            <text:p>y+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y+</text:p>
          </table:table-cell>
          <table:table-cell office:value-type="string">
            <text:p>z=1H, x=2H</text:p>
          </table:table-cell>
          <table:table-cell office:value-type="string">
            <text:p>z=0.2H, x=1H</text:p>
          </table:table-cell>
          <table:table-cell office:value-type="string">
            <text:p>z=0.2H, x=2H</text:p>
          </table:table-cell>
          <table:table-cell/>
          <table:table-cell office:value-type="string">
            <text:p>y+</text:p>
          </table:table-cell>
          <table:table-cell table:number-columns-repeated="3" office:value-type="string">
            <text:p>z=1H, x=2H</text:p>
          </table:table-cell>
          <table:table-cell table:number-columns-repeated="3" office:value-type="string">
            <text:p>z=0.2H, x=1H</text:p>
          </table:table-cell>
          <table:table-cell table:number-columns-repeated="3" office:value-type="string">
            <text:p>z=0.2H, x=2H</text:p>
          </table:table-cell>
        </table:table-row>
        <table:table-row table:style-name="ro1">
          <table:table-cell office:value-type="float" office:value="7.52823">
            <text:p>7.52823</text:p>
          </table:table-cell>
          <table:table-cell office:value-type="float" office:value="2.73385">
            <text:p>2.73385</text:p>
          </table:table-cell>
          <table:table-cell office:value-type="float" office:value="2.14179">
            <text:p>2.14179</text:p>
          </table:table-cell>
          <table:table-cell office:value-type="float" office:value="2.1752">
            <text:p>2.1752</text:p>
          </table:table-cell>
          <table:table-cell/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22.5847">
            <text:p>22.5847</text:p>
          </table:table-cell>
          <table:table-cell office:value-type="float" office:value="7.46829">
            <text:p>7.46829</text:p>
          </table:table-cell>
          <table:table-cell office:value-type="float" office:value="5.81032">
            <text:p>5.81032</text:p>
          </table:table-cell>
          <table:table-cell office:value-type="float" office:value="5.90067">
            <text:p>5.90067</text:p>
          </table:table-cell>
          <table:table-cell/>
          <table:table-cell office:value-type="float" office:value="7.52823">
            <text:p>7.52823</text:p>
          </table:table-cell>
          <table:table-cell office:value-type="float" office:value="0.0820627">
            <text:p>0.0820627</text:p>
          </table:table-cell>
          <table:table-cell office:value-type="float" office:value="1.02489">
            <text:p>1.02489</text:p>
          </table:table-cell>
          <table:table-cell office:value-type="float" office:value="0.563049">
            <text:p>0.563049</text:p>
          </table:table-cell>
          <table:table-cell office:value-type="float" office:value="0.0666992">
            <text:p>0.0666992</text:p>
          </table:table-cell>
          <table:table-cell office:value-type="float" office:value="0.893284">
            <text:p>0.893284</text:p>
          </table:table-cell>
          <table:table-cell office:value-type="float" office:value="0.419954">
            <text:p>0.419954</text:p>
          </table:table-cell>
          <table:table-cell office:value-type="float" office:value="0.100339">
            <text:p>0.100339</text:p>
          </table:table-cell>
          <table:table-cell office:value-type="float" office:value="0.946923">
            <text:p>0.946923</text:p>
          </table:table-cell>
          <table:table-cell office:value-type="float" office:value="0.426976">
            <text:p>0.426976</text:p>
          </table:table-cell>
        </table:table-row>
        <table:table-row table:style-name="ro1">
          <table:table-cell office:value-type="float" office:value="37.6411">
            <text:p>37.6411</text:p>
          </table:table-cell>
          <table:table-cell office:value-type="float" office:value="10.4327">
            <text:p>10.4327</text:p>
          </table:table-cell>
          <table:table-cell office:value-type="float" office:value="8.13685">
            <text:p>8.13685</text:p>
          </table:table-cell>
          <table:table-cell office:value-type="float" office:value="8.2536">
            <text:p>8.2536</text:p>
          </table:table-cell>
          <table:table-cell/>
          <table:table-cell office:value-type="float" office:value="22.5847">
            <text:p>22.5847</text:p>
          </table:table-cell>
          <table:table-cell office:value-type="float" office:value="0.305909">
            <text:p>0.305909</text:p>
          </table:table-cell>
          <table:table-cell office:value-type="float" office:value="2.34269">
            <text:p>2.34269</text:p>
          </table:table-cell>
          <table:table-cell office:value-type="float" office:value="0.999381">
            <text:p>0.999381</text:p>
          </table:table-cell>
          <table:table-cell office:value-type="float" office:value="0.256762">
            <text:p>0.256762</text:p>
          </table:table-cell>
          <table:table-cell office:value-type="float" office:value="1.9721">
            <text:p>1.9721</text:p>
          </table:table-cell>
          <table:table-cell office:value-type="float" office:value="0.673051">
            <text:p>0.673051</text:p>
          </table:table-cell>
          <table:table-cell office:value-type="float" office:value="0.258714">
            <text:p>0.258714</text:p>
          </table:table-cell>
          <table:table-cell office:value-type="float" office:value="2.02588">
            <text:p>2.02588</text:p>
          </table:table-cell>
          <table:table-cell office:value-type="float" office:value="0.693744">
            <text:p>0.693744</text:p>
          </table:table-cell>
        </table:table-row>
        <table:table-row table:style-name="ro1">
          <table:table-cell office:value-type="float" office:value="52.6976">
            <text:p>52.6976</text:p>
          </table:table-cell>
          <table:table-cell office:value-type="float" office:value="12.0709">
            <text:p>12.0709</text:p>
          </table:table-cell>
          <table:table-cell office:value-type="float" office:value="9.64505">
            <text:p>9.64505</text:p>
          </table:table-cell>
          <table:table-cell office:value-type="float" office:value="9.7373">
            <text:p>9.7373</text:p>
          </table:table-cell>
          <table:table-cell/>
          <table:table-cell office:value-type="float" office:value="37.6411">
            <text:p>37.6411</text:p>
          </table:table-cell>
          <table:table-cell office:value-type="float" office:value="0.513542">
            <text:p>0.513542</text:p>
          </table:table-cell>
          <table:table-cell office:value-type="float" office:value="2.69809">
            <text:p>2.69809</text:p>
          </table:table-cell>
          <table:table-cell office:value-type="float" office:value="1.09325">
            <text:p>1.09325</text:p>
          </table:table-cell>
          <table:table-cell office:value-type="float" office:value="0.403743">
            <text:p>0.403743</text:p>
          </table:table-cell>
          <table:table-cell office:value-type="float" office:value="2.17185">
            <text:p>2.17185</text:p>
          </table:table-cell>
          <table:table-cell office:value-type="float" office:value="0.711966">
            <text:p>0.711966</text:p>
          </table:table-cell>
          <table:table-cell office:value-type="float" office:value="0.411326">
            <text:p>0.411326</text:p>
          </table:table-cell>
          <table:table-cell office:value-type="float" office:value="2.23137">
            <text:p>2.23137</text:p>
          </table:table-cell>
          <table:table-cell office:value-type="float" office:value="0.736886">
            <text:p>0.736886</text:p>
          </table:table-cell>
        </table:table-row>
        <table:table-row table:style-name="ro1">
          <table:table-cell office:value-type="float" office:value="67.754">
            <text:p>67.754</text:p>
          </table:table-cell>
          <table:table-cell office:value-type="float" office:value="13.2064">
            <text:p>13.2064</text:p>
          </table:table-cell>
          <table:table-cell office:value-type="float" office:value="10.8706">
            <text:p>10.8706</text:p>
          </table:table-cell>
          <table:table-cell office:value-type="float" office:value="10.9168">
            <text:p>10.9168</text:p>
          </table:table-cell>
          <table:table-cell/>
          <table:table-cell office:value-type="float" office:value="52.6976">
            <text:p>52.6976</text:p>
          </table:table-cell>
          <table:table-cell office:value-type="float" office:value="0.669825">
            <text:p>0.669825</text:p>
          </table:table-cell>
          <table:table-cell office:value-type="float" office:value="2.61828">
            <text:p>2.61828</text:p>
          </table:table-cell>
          <table:table-cell office:value-type="float" office:value="1.18217">
            <text:p>1.18217</text:p>
          </table:table-cell>
          <table:table-cell office:value-type="float" office:value="0.487234">
            <text:p>0.487234</text:p>
          </table:table-cell>
          <table:table-cell office:value-type="float" office:value="2.06409">
            <text:p>2.06409</text:p>
          </table:table-cell>
          <table:table-cell office:value-type="float" office:value="0.774958">
            <text:p>0.774958</text:p>
          </table:table-cell>
          <table:table-cell office:value-type="float" office:value="0.504408">
            <text:p>0.504408</text:p>
          </table:table-cell>
          <table:table-cell office:value-type="float" office:value="2.12368">
            <text:p>2.12368</text:p>
          </table:table-cell>
          <table:table-cell office:value-type="float" office:value="0.797128">
            <text:p>0.797128</text:p>
          </table:table-cell>
        </table:table-row>
        <table:table-row table:style-name="ro1">
          <table:table-cell office:value-type="float" office:value="82.8105">
            <text:p>82.8105</text:p>
          </table:table-cell>
          <table:table-cell office:value-type="float" office:value="14.0379">
            <text:p>14.0379</text:p>
          </table:table-cell>
          <table:table-cell office:value-type="float" office:value="11.8451">
            <text:p>11.8451</text:p>
          </table:table-cell>
          <table:table-cell office:value-type="float" office:value="11.8611">
            <text:p>11.8611</text:p>
          </table:table-cell>
          <table:table-cell/>
          <table:table-cell office:value-type="float" office:value="67.754">
            <text:p>67.754</text:p>
          </table:table-cell>
          <table:table-cell office:value-type="float" office:value="0.805905">
            <text:p>0.805905</text:p>
          </table:table-cell>
          <table:table-cell office:value-type="float" office:value="2.42125">
            <text:p>2.42125</text:p>
          </table:table-cell>
          <table:table-cell office:value-type="float" office:value="1.19229">
            <text:p>1.19229</text:p>
          </table:table-cell>
          <table:table-cell office:value-type="float" office:value="0.560123">
            <text:p>0.560123</text:p>
          </table:table-cell>
          <table:table-cell office:value-type="float" office:value="1.90412">
            <text:p>1.90412</text:p>
          </table:table-cell>
          <table:table-cell office:value-type="float" office:value="0.768774">
            <text:p>0.768774</text:p>
          </table:table-cell>
          <table:table-cell office:value-type="float" office:value="0.578046">
            <text:p>0.578046</text:p>
          </table:table-cell>
          <table:table-cell office:value-type="float" office:value="1.95605">
            <text:p>1.95605</text:p>
          </table:table-cell>
          <table:table-cell office:value-type="float" office:value="0.801093">
            <text:p>0.801093</text:p>
          </table:table-cell>
        </table:table-row>
        <table:table-row table:style-name="ro1">
          <table:table-cell office:value-type="float" office:value="97.8669">
            <text:p>97.8669</text:p>
          </table:table-cell>
          <table:table-cell office:value-type="float" office:value="14.6608">
            <text:p>14.6608</text:p>
          </table:table-cell>
          <table:table-cell office:value-type="float" office:value="12.6222">
            <text:p>12.6222</text:p>
          </table:table-cell>
          <table:table-cell office:value-type="float" office:value="12.633">
            <text:p>12.633</text:p>
          </table:table-cell>
          <table:table-cell/>
          <table:table-cell office:value-type="float" office:value="82.8105">
            <text:p>82.8105</text:p>
          </table:table-cell>
          <table:table-cell office:value-type="float" office:value="0.900576">
            <text:p>0.900576</text:p>
          </table:table-cell>
          <table:table-cell office:value-type="float" office:value="2.21743">
            <text:p>2.21743</text:p>
          </table:table-cell>
          <table:table-cell office:value-type="float" office:value="1.21166">
            <text:p>1.21166</text:p>
          </table:table-cell>
          <table:table-cell office:value-type="float" office:value="0.617814">
            <text:p>0.617814</text:p>
          </table:table-cell>
          <table:table-cell office:value-type="float" office:value="1.74759">
            <text:p>1.74759</text:p>
          </table:table-cell>
          <table:table-cell office:value-type="float" office:value="0.784031">
            <text:p>0.784031</text:p>
          </table:table-cell>
          <table:table-cell office:value-type="float" office:value="0.642445">
            <text:p>0.642445</text:p>
          </table:table-cell>
          <table:table-cell office:value-type="float" office:value="1.7888">
            <text:p>1.7888</text:p>
          </table:table-cell>
          <table:table-cell office:value-type="float" office:value="0.814893">
            <text:p>0.814893</text:p>
          </table:table-cell>
        </table:table-row>
        <table:table-row table:style-name="ro1">
          <table:table-cell office:value-type="float" office:value="112.923">
            <text:p>112.923</text:p>
          </table:table-cell>
          <table:table-cell office:value-type="float" office:value="15.1415">
            <text:p>15.1415</text:p>
          </table:table-cell>
          <table:table-cell office:value-type="float" office:value="13.2248">
            <text:p>13.2248</text:p>
          </table:table-cell>
          <table:table-cell office:value-type="float" office:value="13.2367">
            <text:p>13.2367</text:p>
          </table:table-cell>
          <table:table-cell/>
          <table:table-cell office:value-type="float" office:value="97.8669">
            <text:p>97.8669</text:p>
          </table:table-cell>
          <table:table-cell office:value-type="float" office:value="0.956473">
            <text:p>0.956473</text:p>
          </table:table-cell>
          <table:table-cell office:value-type="float" office:value="2.03494">
            <text:p>2.03494</text:p>
          </table:table-cell>
          <table:table-cell office:value-type="float" office:value="1.21244">
            <text:p>1.21244</text:p>
          </table:table-cell>
          <table:table-cell office:value-type="float" office:value="0.669588">
            <text:p>0.669588</text:p>
          </table:table-cell>
          <table:table-cell office:value-type="float" office:value="1.61654">
            <text:p>1.61654</text:p>
          </table:table-cell>
          <table:table-cell office:value-type="float" office:value="0.773945">
            <text:p>0.773945</text:p>
          </table:table-cell>
          <table:table-cell office:value-type="float" office:value="0.69883">
            <text:p>0.69883</text:p>
          </table:table-cell>
          <table:table-cell office:value-type="float" office:value="1.64509">
            <text:p>1.64509</text:p>
          </table:table-cell>
          <table:table-cell office:value-type="float" office:value="0.810891">
            <text:p>0.810891</text:p>
          </table:table-cell>
        </table:table-row>
        <table:table-row table:style-name="ro1">
          <table:table-cell office:value-type="float" office:value="127.98">
            <text:p>127.98</text:p>
          </table:table-cell>
          <table:table-cell office:value-type="float" office:value="15.5459">
            <text:p>15.5459</text:p>
          </table:table-cell>
          <table:table-cell office:value-type="float" office:value="13.7209">
            <text:p>13.7209</text:p>
          </table:table-cell>
          <table:table-cell office:value-type="float" office:value="13.715">
            <text:p>13.715</text:p>
          </table:table-cell>
          <table:table-cell/>
          <table:table-cell office:value-type="float" office:value="112.923">
            <text:p>112.923</text:p>
          </table:table-cell>
          <table:table-cell office:value-type="float" office:value="0.982141">
            <text:p>0.982141</text:p>
          </table:table-cell>
          <table:table-cell office:value-type="float" office:value="1.88303">
            <text:p>1.88303</text:p>
          </table:table-cell>
          <table:table-cell office:value-type="float" office:value="1.20681">
            <text:p>1.20681</text:p>
          </table:table-cell>
          <table:table-cell office:value-type="float" office:value="0.715752">
            <text:p>0.715752</text:p>
          </table:table-cell>
          <table:table-cell office:value-type="float" office:value="1.51583">
            <text:p>1.51583</text:p>
          </table:table-cell>
          <table:table-cell office:value-type="float" office:value="0.776432">
            <text:p>0.776432</text:p>
          </table:table-cell>
          <table:table-cell office:value-type="float" office:value="0.738802">
            <text:p>0.738802</text:p>
          </table:table-cell>
          <table:table-cell office:value-type="float" office:value="1.53998">
            <text:p>1.53998</text:p>
          </table:table-cell>
          <table:table-cell office:value-type="float" office:value="0.809444">
            <text:p>0.809444</text:p>
          </table:table-cell>
        </table:table-row>
        <table:table-row table:style-name="ro1">
          <table:table-cell office:value-type="float" office:value="143.036">
            <text:p>143.036</text:p>
          </table:table-cell>
          <table:table-cell office:value-type="float" office:value="15.8695">
            <text:p>15.8695</text:p>
          </table:table-cell>
          <table:table-cell office:value-type="float" office:value="14.1205">
            <text:p>14.1205</text:p>
          </table:table-cell>
          <table:table-cell office:value-type="float" office:value="14.1369">
            <text:p>14.1369</text:p>
          </table:table-cell>
          <table:table-cell/>
          <table:table-cell office:value-type="float" office:value="127.98">
            <text:p>127.98</text:p>
          </table:table-cell>
          <table:table-cell office:value-type="float" office:value="0.994583">
            <text:p>0.994583</text:p>
          </table:table-cell>
          <table:table-cell office:value-type="float" office:value="1.74742">
            <text:p>1.74742</text:p>
          </table:table-cell>
          <table:table-cell office:value-type="float" office:value="1.18391">
            <text:p>1.18391</text:p>
          </table:table-cell>
          <table:table-cell office:value-type="float" office:value="0.750089">
            <text:p>0.750089</text:p>
          </table:table-cell>
          <table:table-cell office:value-type="float" office:value="1.4401">
            <text:p>1.4401</text:p>
          </table:table-cell>
          <table:table-cell office:value-type="float" office:value="0.769523">
            <text:p>0.769523</text:p>
          </table:table-cell>
          <table:table-cell office:value-type="float" office:value="0.775369">
            <text:p>0.775369</text:p>
          </table:table-cell>
          <table:table-cell office:value-type="float" office:value="1.4687">
            <text:p>1.4687</text:p>
          </table:table-cell>
          <table:table-cell office:value-type="float" office:value="0.796579">
            <text:p>0.796579</text:p>
          </table:table-cell>
        </table:table-row>
        <table:table-row table:style-name="ro1">
          <table:table-cell office:value-type="float" office:value="158.093">
            <text:p>158.093</text:p>
          </table:table-cell>
          <table:table-cell office:value-type="float" office:value="16.1794">
            <text:p>16.1794</text:p>
          </table:table-cell>
          <table:table-cell office:value-type="float" office:value="14.5069">
            <text:p>14.5069</text:p>
          </table:table-cell>
          <table:table-cell office:value-type="float" office:value="14.5182">
            <text:p>14.5182</text:p>
          </table:table-cell>
          <table:table-cell/>
          <table:table-cell office:value-type="float" office:value="143.036">
            <text:p>143.036</text:p>
          </table:table-cell>
          <table:table-cell office:value-type="float" office:value="0.995801">
            <text:p>0.995801</text:p>
          </table:table-cell>
          <table:table-cell office:value-type="float" office:value="1.63425">
            <text:p>1.63425</text:p>
          </table:table-cell>
          <table:table-cell office:value-type="float" office:value="1.17322">
            <text:p>1.17322</text:p>
          </table:table-cell>
          <table:table-cell office:value-type="float" office:value="0.774555">
            <text:p>0.774555</text:p>
          </table:table-cell>
          <table:table-cell office:value-type="float" office:value="1.38463">
            <text:p>1.38463</text:p>
          </table:table-cell>
          <table:table-cell office:value-type="float" office:value="0.762435">
            <text:p>0.762435</text:p>
          </table:table-cell>
          <table:table-cell office:value-type="float" office:value="0.801814">
            <text:p>0.801814</text:p>
          </table:table-cell>
          <table:table-cell office:value-type="float" office:value="1.4191">
            <text:p>1.4191</text:p>
          </table:table-cell>
          <table:table-cell office:value-type="float" office:value="0.793308">
            <text:p>0.793308</text:p>
          </table:table-cell>
        </table:table-row>
        <table:table-row table:style-name="ro1">
          <table:table-cell office:value-type="float" office:value="173.149">
            <text:p>173.149</text:p>
          </table:table-cell>
          <table:table-cell office:value-type="float" office:value="16.459">
            <text:p>16.459</text:p>
          </table:table-cell>
          <table:table-cell office:value-type="float" office:value="14.8115">
            <text:p>14.8115</text:p>
          </table:table-cell>
          <table:table-cell office:value-type="float" office:value="14.8314">
            <text:p>14.8314</text:p>
          </table:table-cell>
          <table:table-cell/>
          <table:table-cell office:value-type="float" office:value="158.093">
            <text:p>158.093</text:p>
          </table:table-cell>
          <table:table-cell office:value-type="float" office:value="0.985644">
            <text:p>0.985644</text:p>
          </table:table-cell>
          <table:table-cell office:value-type="float" office:value="1.55527">
            <text:p>1.55527</text:p>
          </table:table-cell>
          <table:table-cell office:value-type="float" office:value="1.15421">
            <text:p>1.15421</text:p>
          </table:table-cell>
          <table:table-cell office:value-type="float" office:value="0.789747">
            <text:p>0.789747</text:p>
          </table:table-cell>
          <table:table-cell office:value-type="float" office:value="1.33739">
            <text:p>1.33739</text:p>
          </table:table-cell>
          <table:table-cell office:value-type="float" office:value="0.759255">
            <text:p>0.759255</text:p>
          </table:table-cell>
          <table:table-cell office:value-type="float" office:value="0.814386">
            <text:p>0.814386</text:p>
          </table:table-cell>
          <table:table-cell office:value-type="float" office:value="1.37377">
            <text:p>1.37377</text:p>
          </table:table-cell>
          <table:table-cell office:value-type="float" office:value="0.785446">
            <text:p>0.785446</text:p>
          </table:table-cell>
        </table:table-row>
        <table:table-row table:style-name="ro1">
          <table:table-cell office:value-type="float" office:value="188.206">
            <text:p>188.206</text:p>
          </table:table-cell>
          <table:table-cell office:value-type="float" office:value="16.6839">
            <text:p>16.6839</text:p>
          </table:table-cell>
          <table:table-cell office:value-type="float" office:value="15.1431">
            <text:p>15.1431</text:p>
          </table:table-cell>
          <table:table-cell office:value-type="float" office:value="15.1809">
            <text:p>15.1809</text:p>
          </table:table-cell>
          <table:table-cell/>
          <table:table-cell office:value-type="float" office:value="173.149">
            <text:p>173.149</text:p>
          </table:table-cell>
          <table:table-cell office:value-type="float" office:value="0.970789">
            <text:p>0.970789</text:p>
          </table:table-cell>
          <table:table-cell office:value-type="float" office:value="1.49862">
            <text:p>1.49862</text:p>
          </table:table-cell>
          <table:table-cell office:value-type="float" office:value="1.12557">
            <text:p>1.12557</text:p>
          </table:table-cell>
          <table:table-cell office:value-type="float" office:value="0.795994">
            <text:p>0.795994</text:p>
          </table:table-cell>
          <table:table-cell office:value-type="float" office:value="1.29514">
            <text:p>1.29514</text:p>
          </table:table-cell>
          <table:table-cell office:value-type="float" office:value="0.746724">
            <text:p>0.746724</text:p>
          </table:table-cell>
          <table:table-cell office:value-type="float" office:value="0.824204">
            <text:p>0.824204</text:p>
          </table:table-cell>
          <table:table-cell office:value-type="float" office:value="1.32024">
            <text:p>1.32024</text:p>
          </table:table-cell>
          <table:table-cell office:value-type="float" office:value="0.775519">
            <text:p>0.775519</text:p>
          </table:table-cell>
        </table:table-row>
        <table:table-row table:style-name="ro1">
          <table:table-cell office:value-type="float" office:value="203.262">
            <text:p>203.262</text:p>
          </table:table-cell>
          <table:table-cell office:value-type="float" office:value="16.8857">
            <text:p>16.8857</text:p>
          </table:table-cell>
          <table:table-cell office:value-type="float" office:value="15.4681">
            <text:p>15.4681</text:p>
          </table:table-cell>
          <table:table-cell office:value-type="float" office:value="15.5055">
            <text:p>15.5055</text:p>
          </table:table-cell>
          <table:table-cell/>
          <table:table-cell office:value-type="float" office:value="188.206">
            <text:p>188.206</text:p>
          </table:table-cell>
          <table:table-cell office:value-type="float" office:value="0.954927">
            <text:p>0.954927</text:p>
          </table:table-cell>
          <table:table-cell office:value-type="float" office:value="1.44866">
            <text:p>1.44866</text:p>
          </table:table-cell>
          <table:table-cell office:value-type="float" office:value="1.10212">
            <text:p>1.10212</text:p>
          </table:table-cell>
          <table:table-cell office:value-type="float" office:value="0.796135">
            <text:p>0.796135</text:p>
          </table:table-cell>
          <table:table-cell office:value-type="float" office:value="1.24192">
            <text:p>1.24192</text:p>
          </table:table-cell>
          <table:table-cell office:value-type="float" office:value="0.731131">
            <text:p>0.731131</text:p>
          </table:table-cell>
          <table:table-cell office:value-type="float" office:value="0.823453">
            <text:p>0.823453</text:p>
          </table:table-cell>
          <table:table-cell office:value-type="float" office:value="1.26541">
            <text:p>1.26541</text:p>
          </table:table-cell>
          <table:table-cell office:value-type="float" office:value="0.757254">
            <text:p>0.757254</text:p>
          </table:table-cell>
        </table:table-row>
        <table:table-row table:style-name="ro1">
          <table:table-cell office:value-type="float" office:value="218.319">
            <text:p>218.319</text:p>
          </table:table-cell>
          <table:table-cell office:value-type="float" office:value="17.1023">
            <text:p>17.1023</text:p>
          </table:table-cell>
          <table:table-cell office:value-type="float" office:value="15.753">
            <text:p>15.753</text:p>
          </table:table-cell>
          <table:table-cell office:value-type="float" office:value="15.7859">
            <text:p>15.7859</text:p>
          </table:table-cell>
          <table:table-cell/>
          <table:table-cell office:value-type="float" office:value="203.262">
            <text:p>203.262</text:p>
          </table:table-cell>
          <table:table-cell office:value-type="float" office:value="0.938132">
            <text:p>0.938132</text:p>
          </table:table-cell>
          <table:table-cell office:value-type="float" office:value="1.39743">
            <text:p>1.39743</text:p>
          </table:table-cell>
          <table:table-cell office:value-type="float" office:value="1.07941">
            <text:p>1.07941</text:p>
          </table:table-cell>
          <table:table-cell office:value-type="float" office:value="0.793383">
            <text:p>0.793383</text:p>
          </table:table-cell>
          <table:table-cell office:value-type="float" office:value="1.18579">
            <text:p>1.18579</text:p>
          </table:table-cell>
          <table:table-cell office:value-type="float" office:value="0.711723">
            <text:p>0.711723</text:p>
          </table:table-cell>
          <table:table-cell office:value-type="float" office:value="0.813776">
            <text:p>0.813776</text:p>
          </table:table-cell>
          <table:table-cell office:value-type="float" office:value="1.2194">
            <text:p>1.2194</text:p>
          </table:table-cell>
          <table:table-cell office:value-type="float" office:value="0.734689">
            <text:p>0.734689</text:p>
          </table:table-cell>
        </table:table-row>
        <table:table-row table:style-name="ro1">
          <table:table-cell office:value-type="float" office:value="233.375">
            <text:p>233.375</text:p>
          </table:table-cell>
          <table:table-cell office:value-type="float" office:value="17.3247">
            <text:p>17.3247</text:p>
          </table:table-cell>
          <table:table-cell office:value-type="float" office:value="16.0653">
            <text:p>16.0653</text:p>
          </table:table-cell>
          <table:table-cell office:value-type="float" office:value="16.1123">
            <text:p>16.1123</text:p>
          </table:table-cell>
          <table:table-cell/>
          <table:table-cell office:value-type="float" office:value="218.319">
            <text:p>218.319</text:p>
          </table:table-cell>
          <table:table-cell office:value-type="float" office:value="0.919667">
            <text:p>0.919667</text:p>
          </table:table-cell>
          <table:table-cell office:value-type="float" office:value="1.34697">
            <text:p>1.34697</text:p>
          </table:table-cell>
          <table:table-cell office:value-type="float" office:value="1.04318">
            <text:p>1.04318</text:p>
          </table:table-cell>
          <table:table-cell office:value-type="float" office:value="0.790362">
            <text:p>0.790362</text:p>
          </table:table-cell>
          <table:table-cell office:value-type="float" office:value="1.13432">
            <text:p>1.13432</text:p>
          </table:table-cell>
          <table:table-cell office:value-type="float" office:value="0.690594">
            <text:p>0.690594</text:p>
          </table:table-cell>
          <table:table-cell office:value-type="float" office:value="0.810012">
            <text:p>0.810012</text:p>
          </table:table-cell>
          <table:table-cell office:value-type="float" office:value="1.17395">
            <text:p>1.17395</text:p>
          </table:table-cell>
          <table:table-cell office:value-type="float" office:value="0.706827">
            <text:p>0.706827</text:p>
          </table:table-cell>
        </table:table-row>
        <table:table-row table:style-name="ro1">
          <table:table-cell office:value-type="float" office:value="248.431">
            <text:p>248.431</text:p>
          </table:table-cell>
          <table:table-cell office:value-type="float" office:value="17.5351">
            <text:p>17.5351</text:p>
          </table:table-cell>
          <table:table-cell office:value-type="float" office:value="16.415">
            <text:p>16.415</text:p>
          </table:table-cell>
          <table:table-cell office:value-type="float" office:value="16.459">
            <text:p>16.459</text:p>
          </table:table-cell>
          <table:table-cell/>
          <table:table-cell office:value-type="float" office:value="233.375">
            <text:p>233.375</text:p>
          </table:table-cell>
          <table:table-cell office:value-type="float" office:value="0.897469">
            <text:p>0.897469</text:p>
          </table:table-cell>
          <table:table-cell office:value-type="float" office:value="1.30293">
            <text:p>1.30293</text:p>
          </table:table-cell>
          <table:table-cell office:value-type="float" office:value="1.01184">
            <text:p>1.01184</text:p>
          </table:table-cell>
          <table:table-cell office:value-type="float" office:value="0.788165">
            <text:p>0.788165</text:p>
          </table:table-cell>
          <table:table-cell office:value-type="float" office:value="1.07898">
            <text:p>1.07898</text:p>
          </table:table-cell>
          <table:table-cell office:value-type="float" office:value="0.671251">
            <text:p>0.671251</text:p>
          </table:table-cell>
          <table:table-cell office:value-type="float" office:value="0.803282">
            <text:p>0.803282</text:p>
          </table:table-cell>
          <table:table-cell office:value-type="float" office:value="1.12506">
            <text:p>1.12506</text:p>
          </table:table-cell>
          <table:table-cell office:value-type="float" office:value="0.679056">
            <text:p>0.679056</text:p>
          </table:table-cell>
        </table:table-row>
        <table:table-row table:style-name="ro1">
          <table:table-cell office:value-type="float" office:value="263.488">
            <text:p>263.488</text:p>
          </table:table-cell>
          <table:table-cell office:value-type="float" office:value="17.7188">
            <text:p>17.7188</text:p>
          </table:table-cell>
          <table:table-cell office:value-type="float" office:value="16.7298">
            <text:p>16.7298</text:p>
          </table:table-cell>
          <table:table-cell office:value-type="float" office:value="16.7484">
            <text:p>16.7484</text:p>
          </table:table-cell>
          <table:table-cell/>
          <table:table-cell office:value-type="float" office:value="248.431">
            <text:p>248.431</text:p>
          </table:table-cell>
          <table:table-cell office:value-type="float" office:value="0.874405">
            <text:p>0.874405</text:p>
          </table:table-cell>
          <table:table-cell office:value-type="float" office:value="1.2645">
            <text:p>1.2645</text:p>
          </table:table-cell>
          <table:table-cell office:value-type="float" office:value="0.986698">
            <text:p>0.986698</text:p>
          </table:table-cell>
          <table:table-cell office:value-type="float" office:value="0.784716">
            <text:p>0.784716</text:p>
          </table:table-cell>
          <table:table-cell office:value-type="float" office:value="1.02611">
            <text:p>1.02611</text:p>
          </table:table-cell>
          <table:table-cell office:value-type="float" office:value="0.649332">
            <text:p>0.649332</text:p>
          </table:table-cell>
          <table:table-cell office:value-type="float" office:value="0.79491">
            <text:p>0.79491</text:p>
          </table:table-cell>
          <table:table-cell office:value-type="float" office:value="1.07651">
            <text:p>1.07651</text:p>
          </table:table-cell>
          <table:table-cell office:value-type="float" office:value="0.654893">
            <text:p>0.654893</text:p>
          </table:table-cell>
        </table:table-row>
        <table:table-row table:style-name="ro1">
          <table:table-cell office:value-type="float" office:value="278.544">
            <text:p>278.544</text:p>
          </table:table-cell>
          <table:table-cell office:value-type="float" office:value="17.8902">
            <text:p>17.8902</text:p>
          </table:table-cell>
          <table:table-cell office:value-type="float" office:value="17.0505">
            <text:p>17.0505</text:p>
          </table:table-cell>
          <table:table-cell office:value-type="float" office:value="17.0675">
            <text:p>17.0675</text:p>
          </table:table-cell>
          <table:table-cell/>
          <table:table-cell office:value-type="float" office:value="263.488">
            <text:p>263.488</text:p>
          </table:table-cell>
          <table:table-cell office:value-type="float" office:value="0.854131">
            <text:p>0.854131</text:p>
          </table:table-cell>
          <table:table-cell office:value-type="float" office:value="1.22152">
            <text:p>1.22152</text:p>
          </table:table-cell>
          <table:table-cell office:value-type="float" office:value="0.9475">
            <text:p>0.9475</text:p>
          </table:table-cell>
          <table:table-cell office:value-type="float" office:value="0.77959">
            <text:p>0.77959</text:p>
          </table:table-cell>
          <table:table-cell office:value-type="float" office:value="0.983355">
            <text:p>0.983355</text:p>
          </table:table-cell>
          <table:table-cell office:value-type="float" office:value="0.62698">
            <text:p>0.62698</text:p>
          </table:table-cell>
          <table:table-cell office:value-type="float" office:value="0.793249">
            <text:p>0.793249</text:p>
          </table:table-cell>
          <table:table-cell office:value-type="float" office:value="1.03262">
            <text:p>1.03262</text:p>
          </table:table-cell>
          <table:table-cell office:value-type="float" office:value="0.634222">
            <text:p>0.634222</text:p>
          </table:table-cell>
        </table:table-row>
        <table:table-row table:style-name="ro1">
          <table:table-cell office:value-type="float" office:value="293.601">
            <text:p>293.601</text:p>
          </table:table-cell>
          <table:table-cell office:value-type="float" office:value="18.07">
            <text:p>18.07</text:p>
          </table:table-cell>
          <table:table-cell office:value-type="float" office:value="17.3394">
            <text:p>17.3394</text:p>
          </table:table-cell>
          <table:table-cell office:value-type="float" office:value="17.3385">
            <text:p>17.3385</text:p>
          </table:table-cell>
          <table:table-cell/>
          <table:table-cell office:value-type="float" office:value="278.544">
            <text:p>278.544</text:p>
          </table:table-cell>
          <table:table-cell office:value-type="float" office:value="0.834684">
            <text:p>0.834684</text:p>
          </table:table-cell>
          <table:table-cell office:value-type="float" office:value="1.18162">
            <text:p>1.18162</text:p>
          </table:table-cell>
          <table:table-cell office:value-type="float" office:value="0.913524">
            <text:p>0.913524</text:p>
          </table:table-cell>
          <table:table-cell office:value-type="float" office:value="0.773386">
            <text:p>0.773386</text:p>
          </table:table-cell>
          <table:table-cell office:value-type="float" office:value="0.940651">
            <text:p>0.940651</text:p>
          </table:table-cell>
          <table:table-cell office:value-type="float" office:value="0.604055">
            <text:p>0.604055</text:p>
          </table:table-cell>
          <table:table-cell office:value-type="float" office:value="0.783673">
            <text:p>0.783673</text:p>
          </table:table-cell>
          <table:table-cell office:value-type="float" office:value="0.994642">
            <text:p>0.994642</text:p>
          </table:table-cell>
          <table:table-cell office:value-type="float" office:value="0.607837">
            <text:p>0.607837</text:p>
          </table:table-cell>
        </table:table-row>
        <table:table-row table:style-name="ro1">
          <table:table-cell office:value-type="float" office:value="308.657">
            <text:p>308.657</text:p>
          </table:table-cell>
          <table:table-cell office:value-type="float" office:value="18.2387">
            <text:p>18.2387</text:p>
          </table:table-cell>
          <table:table-cell office:value-type="float" office:value="17.5433">
            <text:p>17.5433</text:p>
          </table:table-cell>
          <table:table-cell office:value-type="float" office:value="17.5324">
            <text:p>17.5324</text:p>
          </table:table-cell>
          <table:table-cell/>
          <table:table-cell office:value-type="float" office:value="293.601">
            <text:p>293.601</text:p>
          </table:table-cell>
          <table:table-cell office:value-type="float" office:value="0.812478">
            <text:p>0.812478</text:p>
          </table:table-cell>
          <table:table-cell office:value-type="float" office:value="1.14881">
            <text:p>1.14881</text:p>
          </table:table-cell>
          <table:table-cell office:value-type="float" office:value="0.891153">
            <text:p>0.891153</text:p>
          </table:table-cell>
          <table:table-cell office:value-type="float" office:value="0.764866">
            <text:p>0.764866</text:p>
          </table:table-cell>
          <table:table-cell office:value-type="float" office:value="0.897051">
            <text:p>0.897051</text:p>
          </table:table-cell>
          <table:table-cell office:value-type="float" office:value="0.580585">
            <text:p>0.580585</text:p>
          </table:table-cell>
          <table:table-cell office:value-type="float" office:value="0.771999">
            <text:p>0.771999</text:p>
          </table:table-cell>
          <table:table-cell office:value-type="float" office:value="0.958867">
            <text:p>0.958867</text:p>
          </table:table-cell>
          <table:table-cell office:value-type="float" office:value="0.582124">
            <text:p>0.582124</text:p>
          </table:table-cell>
        </table:table-row>
        <table:table-row table:style-name="ro1">
          <table:table-cell office:value-type="float" office:value="323.714">
            <text:p>323.714</text:p>
          </table:table-cell>
          <table:table-cell office:value-type="float" office:value="18.3964">
            <text:p>18.3964</text:p>
          </table:table-cell>
          <table:table-cell office:value-type="float" office:value="17.7512">
            <text:p>17.7512</text:p>
          </table:table-cell>
          <table:table-cell office:value-type="float" office:value="17.737">
            <text:p>17.737</text:p>
          </table:table-cell>
          <table:table-cell/>
          <table:table-cell office:value-type="float" office:value="308.657">
            <text:p>308.657</text:p>
          </table:table-cell>
          <table:table-cell office:value-type="float" office:value="0.790549">
            <text:p>0.790549</text:p>
          </table:table-cell>
          <table:table-cell office:value-type="float" office:value="1.1128">
            <text:p>1.1128</text:p>
          </table:table-cell>
          <table:table-cell office:value-type="float" office:value="0.85093">
            <text:p>0.85093</text:p>
          </table:table-cell>
          <table:table-cell office:value-type="float" office:value="0.753167">
            <text:p>0.753167</text:p>
          </table:table-cell>
          <table:table-cell office:value-type="float" office:value="0.855373">
            <text:p>0.855373</text:p>
          </table:table-cell>
          <table:table-cell office:value-type="float" office:value="0.559002">
            <text:p>0.559002</text:p>
          </table:table-cell>
          <table:table-cell office:value-type="float" office:value="0.767677">
            <text:p>0.767677</text:p>
          </table:table-cell>
          <table:table-cell office:value-type="float" office:value="0.922154">
            <text:p>0.922154</text:p>
          </table:table-cell>
          <table:table-cell office:value-type="float" office:value="0.559833">
            <text:p>0.559833</text:p>
          </table:table-cell>
        </table:table-row>
        <table:table-row table:style-name="ro1">
          <table:table-cell office:value-type="float" office:value="338.77">
            <text:p>338.77</text:p>
          </table:table-cell>
          <table:table-cell office:value-type="float" office:value="18.5318">
            <text:p>18.5318</text:p>
          </table:table-cell>
          <table:table-cell office:value-type="float" office:value="17.9394">
            <text:p>17.9394</text:p>
          </table:table-cell>
          <table:table-cell office:value-type="float" office:value="17.938">
            <text:p>17.938</text:p>
          </table:table-cell>
          <table:table-cell/>
          <table:table-cell office:value-type="float" office:value="323.714">
            <text:p>323.714</text:p>
          </table:table-cell>
          <table:table-cell office:value-type="float" office:value="0.770375">
            <text:p>0.770375</text:p>
          </table:table-cell>
          <table:table-cell office:value-type="float" office:value="1.07252">
            <text:p>1.07252</text:p>
          </table:table-cell>
          <table:table-cell office:value-type="float" office:value="0.812373">
            <text:p>0.812373</text:p>
          </table:table-cell>
          <table:table-cell office:value-type="float" office:value="0.738276">
            <text:p>0.738276</text:p>
          </table:table-cell>
          <table:table-cell office:value-type="float" office:value="0.818264">
            <text:p>0.818264</text:p>
          </table:table-cell>
          <table:table-cell office:value-type="float" office:value="0.536081">
            <text:p>0.536081</text:p>
          </table:table-cell>
          <table:table-cell office:value-type="float" office:value="0.75703">
            <text:p>0.75703</text:p>
          </table:table-cell>
          <table:table-cell office:value-type="float" office:value="0.886933">
            <text:p>0.886933</text:p>
          </table:table-cell>
          <table:table-cell office:value-type="float" office:value="0.53728">
            <text:p>0.53728</text:p>
          </table:table-cell>
        </table:table-row>
        <table:table-row table:style-name="ro1">
          <table:table-cell office:value-type="float" office:value="353.827">
            <text:p>353.827</text:p>
          </table:table-cell>
          <table:table-cell office:value-type="float" office:value="18.6433">
            <text:p>18.6433</text:p>
          </table:table-cell>
          <table:table-cell office:value-type="float" office:value="18.1215">
            <text:p>18.1215</text:p>
          </table:table-cell>
          <table:table-cell office:value-type="float" office:value="18.1243">
            <text:p>18.1243</text:p>
          </table:table-cell>
          <table:table-cell/>
          <table:table-cell office:value-type="float" office:value="338.77">
            <text:p>338.77</text:p>
          </table:table-cell>
          <table:table-cell office:value-type="float" office:value="0.74885">
            <text:p>0.74885</text:p>
          </table:table-cell>
          <table:table-cell office:value-type="float" office:value="1.03517">
            <text:p>1.03517</text:p>
          </table:table-cell>
          <table:table-cell office:value-type="float" office:value="0.800543">
            <text:p>0.800543</text:p>
          </table:table-cell>
          <table:table-cell office:value-type="float" office:value="0.721994">
            <text:p>0.721994</text:p>
          </table:table-cell>
          <table:table-cell office:value-type="float" office:value="0.787421">
            <text:p>0.787421</text:p>
          </table:table-cell>
          <table:table-cell office:value-type="float" office:value="0.513005">
            <text:p>0.513005</text:p>
          </table:table-cell>
          <table:table-cell office:value-type="float" office:value="0.743375">
            <text:p>0.743375</text:p>
          </table:table-cell>
          <table:table-cell office:value-type="float" office:value="0.851609">
            <text:p>0.851609</text:p>
          </table:table-cell>
          <table:table-cell office:value-type="float" office:value="0.514065">
            <text:p>0.514065</text:p>
          </table:table-cell>
        </table:table-row>
        <table:table-row table:style-name="ro1">
          <table:table-cell office:value-type="float" office:value="368.883">
            <text:p>368.883</text:p>
          </table:table-cell>
          <table:table-cell office:value-type="float" office:value="18.7309">
            <text:p>18.7309</text:p>
          </table:table-cell>
          <table:table-cell office:value-type="float" office:value="18.2952">
            <text:p>18.2952</text:p>
          </table:table-cell>
          <table:table-cell office:value-type="float" office:value="18.3107">
            <text:p>18.3107</text:p>
          </table:table-cell>
          <table:table-cell/>
          <table:table-cell office:value-type="float" office:value="353.827">
            <text:p>353.827</text:p>
          </table:table-cell>
          <table:table-cell office:value-type="float" office:value="0.72886">
            <text:p>0.72886</text:p>
          </table:table-cell>
          <table:table-cell office:value-type="float" office:value="0.995765">
            <text:p>0.995765</text:p>
          </table:table-cell>
          <table:table-cell office:value-type="float" office:value="0.773002">
            <text:p>0.773002</text:p>
          </table:table-cell>
          <table:table-cell office:value-type="float" office:value="0.706218">
            <text:p>0.706218</text:p>
          </table:table-cell>
          <table:table-cell office:value-type="float" office:value="0.757212">
            <text:p>0.757212</text:p>
          </table:table-cell>
          <table:table-cell office:value-type="float" office:value="0.49596">
            <text:p>0.49596</text:p>
          </table:table-cell>
          <table:table-cell office:value-type="float" office:value="0.735647">
            <text:p>0.735647</text:p>
          </table:table-cell>
          <table:table-cell office:value-type="float" office:value="0.815992">
            <text:p>0.815992</text:p>
          </table:table-cell>
          <table:table-cell office:value-type="float" office:value="0.493856">
            <text:p>0.493856</text:p>
          </table:table-cell>
        </table:table-row>
        <table:table-row table:style-name="ro1">
          <table:table-cell office:value-type="float" office:value="383.94">
            <text:p>383.94</text:p>
          </table:table-cell>
          <table:table-cell office:value-type="float" office:value="18.8001">
            <text:p>18.8001</text:p>
          </table:table-cell>
          <table:table-cell office:value-type="float" office:value="18.436">
            <text:p>18.436</text:p>
          </table:table-cell>
          <table:table-cell office:value-type="float" office:value="18.4511">
            <text:p>18.4511</text:p>
          </table:table-cell>
          <table:table-cell/>
          <table:table-cell office:value-type="float" office:value="368.883">
            <text:p>368.883</text:p>
          </table:table-cell>
          <table:table-cell office:value-type="float" office:value="0.713413">
            <text:p>0.713413</text:p>
          </table:table-cell>
          <table:table-cell office:value-type="float" office:value="0.949629">
            <text:p>0.949629</text:p>
          </table:table-cell>
          <table:table-cell office:value-type="float" office:value="0.734955">
            <text:p>0.734955</text:p>
          </table:table-cell>
          <table:table-cell office:value-type="float" office:value="0.6898">
            <text:p>0.6898</text:p>
          </table:table-cell>
          <table:table-cell office:value-type="float" office:value="0.72459">
            <text:p>0.72459</text:p>
          </table:table-cell>
          <table:table-cell office:value-type="float" office:value="0.480636">
            <text:p>0.480636</text:p>
          </table:table-cell>
          <table:table-cell office:value-type="float" office:value="0.723786">
            <text:p>0.723786</text:p>
          </table:table-cell>
          <table:table-cell office:value-type="float" office:value="0.781969">
            <text:p>0.781969</text:p>
          </table:table-cell>
          <table:table-cell office:value-type="float" office:value="0.476385">
            <text:p>0.476385</text:p>
          </table:table-cell>
        </table:table-row>
        <table:table-row table:style-name="ro1">
          <table:table-cell office:value-type="float" office:value="398.996">
            <text:p>398.996</text:p>
          </table:table-cell>
          <table:table-cell office:value-type="float" office:value="18.8792">
            <text:p>18.8792</text:p>
          </table:table-cell>
          <table:table-cell office:value-type="float" office:value="18.5348">
            <text:p>18.5348</text:p>
          </table:table-cell>
          <table:table-cell office:value-type="float" office:value="18.5437">
            <text:p>18.5437</text:p>
          </table:table-cell>
          <table:table-cell/>
          <table:table-cell office:value-type="float" office:value="383.94">
            <text:p>383.94</text:p>
          </table:table-cell>
          <table:table-cell office:value-type="float" office:value="0.697781">
            <text:p>0.697781</text:p>
          </table:table-cell>
          <table:table-cell office:value-type="float" office:value="0.905774">
            <text:p>0.905774</text:p>
          </table:table-cell>
          <table:table-cell office:value-type="float" office:value="0.732763">
            <text:p>0.732763</text:p>
          </table:table-cell>
          <table:table-cell office:value-type="float" office:value="0.673231">
            <text:p>0.673231</text:p>
          </table:table-cell>
          <table:table-cell office:value-type="float" office:value="0.694103">
            <text:p>0.694103</text:p>
          </table:table-cell>
          <table:table-cell office:value-type="float" office:value="0.463502">
            <text:p>0.463502</text:p>
          </table:table-cell>
          <table:table-cell office:value-type="float" office:value="0.713699">
            <text:p>0.713699</text:p>
          </table:table-cell>
          <table:table-cell office:value-type="float" office:value="0.750876">
            <text:p>0.750876</text:p>
          </table:table-cell>
          <table:table-cell office:value-type="float" office:value="0.46246">
            <text:p>0.46246</text:p>
          </table:table-cell>
        </table:table-row>
        <table:table-row table:style-name="ro1">
          <table:table-cell office:value-type="float" office:value="414.052">
            <text:p>414.052</text:p>
          </table:table-cell>
          <table:table-cell office:value-type="float" office:value="18.9421">
            <text:p>18.9421</text:p>
          </table:table-cell>
          <table:table-cell office:value-type="float" office:value="18.6211">
            <text:p>18.6211</text:p>
          </table:table-cell>
          <table:table-cell office:value-type="float" office:value="18.6483">
            <text:p>18.6483</text:p>
          </table:table-cell>
          <table:table-cell/>
          <table:table-cell office:value-type="float" office:value="398.996">
            <text:p>398.996</text:p>
          </table:table-cell>
          <table:table-cell office:value-type="float" office:value="0.685135">
            <text:p>0.685135</text:p>
          </table:table-cell>
          <table:table-cell office:value-type="float" office:value="0.862999">
            <text:p>0.862999</text:p>
          </table:table-cell>
          <table:table-cell office:value-type="float" office:value="0.718383">
            <text:p>0.718383</text:p>
          </table:table-cell>
          <table:table-cell office:value-type="float" office:value="0.657625">
            <text:p>0.657625</text:p>
          </table:table-cell>
          <table:table-cell office:value-type="float" office:value="0.670415">
            <text:p>0.670415</text:p>
          </table:table-cell>
          <table:table-cell office:value-type="float" office:value="0.45036">
            <text:p>0.45036</text:p>
          </table:table-cell>
          <table:table-cell office:value-type="float" office:value="0.708245">
            <text:p>0.708245</text:p>
          </table:table-cell>
          <table:table-cell office:value-type="float" office:value="0.72093">
            <text:p>0.72093</text:p>
          </table:table-cell>
          <table:table-cell office:value-type="float" office:value="0.451374">
            <text:p>0.451374</text:p>
          </table:table-cell>
        </table:table-row>
        <table:table-row table:style-name="ro1">
          <table:table-cell office:value-type="float" office:value="429.109">
            <text:p>429.109</text:p>
          </table:table-cell>
          <table:table-cell office:value-type="float" office:value="18.9873">
            <text:p>18.9873</text:p>
          </table:table-cell>
          <table:table-cell office:value-type="float" office:value="18.6982">
            <text:p>18.6982</text:p>
          </table:table-cell>
          <table:table-cell office:value-type="float" office:value="18.7244">
            <text:p>18.7244</text:p>
          </table:table-cell>
          <table:table-cell/>
          <table:table-cell office:value-type="float" office:value="414.052">
            <text:p>414.052</text:p>
          </table:table-cell>
          <table:table-cell office:value-type="float" office:value="0.677557">
            <text:p>0.677557</text:p>
          </table:table-cell>
          <table:table-cell office:value-type="float" office:value="0.824002">
            <text:p>0.824002</text:p>
          </table:table-cell>
          <table:table-cell office:value-type="float" office:value="0.677082">
            <text:p>0.677082</text:p>
          </table:table-cell>
          <table:table-cell office:value-type="float" office:value="0.644103">
            <text:p>0.644103</text:p>
          </table:table-cell>
          <table:table-cell office:value-type="float" office:value="0.650532">
            <text:p>0.650532</text:p>
          </table:table-cell>
          <table:table-cell office:value-type="float" office:value="0.438019">
            <text:p>0.438019</text:p>
          </table:table-cell>
          <table:table-cell office:value-type="float" office:value="0.695573">
            <text:p>0.695573</text:p>
          </table:table-cell>
          <table:table-cell office:value-type="float" office:value="0.694721">
            <text:p>0.694721</text:p>
          </table:table-cell>
          <table:table-cell office:value-type="float" office:value="0.437945">
            <text:p>0.437945</text:p>
          </table:table-cell>
        </table:table-row>
        <table:table-row table:style-name="ro1">
          <table:table-cell office:value-type="float" office:value="444.165">
            <text:p>444.165</text:p>
          </table:table-cell>
          <table:table-cell office:value-type="float" office:value="19.0082">
            <text:p>19.0082</text:p>
          </table:table-cell>
          <table:table-cell office:value-type="float" office:value="18.7489">
            <text:p>18.7489</text:p>
          </table:table-cell>
          <table:table-cell office:value-type="float" office:value="18.7718">
            <text:p>18.7718</text:p>
          </table:table-cell>
          <table:table-cell/>
          <table:table-cell office:value-type="float" office:value="429.109">
            <text:p>429.109</text:p>
          </table:table-cell>
          <table:table-cell office:value-type="float" office:value="0.669996">
            <text:p>0.669996</text:p>
          </table:table-cell>
          <table:table-cell office:value-type="float" office:value="0.798613">
            <text:p>0.798613</text:p>
          </table:table-cell>
          <table:table-cell office:value-type="float" office:value="0.676288">
            <text:p>0.676288</text:p>
          </table:table-cell>
          <table:table-cell office:value-type="float" office:value="0.63311">
            <text:p>0.63311</text:p>
          </table:table-cell>
          <table:table-cell office:value-type="float" office:value="0.631815">
            <text:p>0.631815</text:p>
          </table:table-cell>
          <table:table-cell office:value-type="float" office:value="0.429993">
            <text:p>0.429993</text:p>
          </table:table-cell>
          <table:table-cell office:value-type="float" office:value="0.686873">
            <text:p>0.686873</text:p>
          </table:table-cell>
          <table:table-cell office:value-type="float" office:value="0.674801">
            <text:p>0.674801</text:p>
          </table:table-cell>
          <table:table-cell office:value-type="float" office:value="0.431159">
            <text:p>0.431159</text:p>
          </table:table-cell>
        </table:table-row>
        <table:table-row table:style-name="ro1">
          <table:table-cell office:value-type="float" office:value="459.222">
            <text:p>459.222</text:p>
          </table:table-cell>
          <table:table-cell office:value-type="float" office:value="19.0203">
            <text:p>19.0203</text:p>
          </table:table-cell>
          <table:table-cell office:value-type="float" office:value="18.775">
            <text:p>18.775</text:p>
          </table:table-cell>
          <table:table-cell office:value-type="float" office:value="18.7984">
            <text:p>18.7984</text:p>
          </table:table-cell>
          <table:table-cell/>
          <table:table-cell office:value-type="float" office:value="444.165">
            <text:p>444.165</text:p>
          </table:table-cell>
          <table:table-cell office:value-type="float" office:value="0.664852">
            <text:p>0.664852</text:p>
          </table:table-cell>
          <table:table-cell office:value-type="float" office:value="0.783585">
            <text:p>0.783585</text:p>
          </table:table-cell>
          <table:table-cell office:value-type="float" office:value="0.679631">
            <text:p>0.679631</text:p>
          </table:table-cell>
          <table:table-cell office:value-type="float" office:value="0.624736">
            <text:p>0.624736</text:p>
          </table:table-cell>
          <table:table-cell office:value-type="float" office:value="0.615542">
            <text:p>0.615542</text:p>
          </table:table-cell>
          <table:table-cell office:value-type="float" office:value="0.426897">
            <text:p>0.426897</text:p>
          </table:table-cell>
          <table:table-cell office:value-type="float" office:value="0.68564">
            <text:p>0.68564</text:p>
          </table:table-cell>
          <table:table-cell office:value-type="float" office:value="0.659288">
            <text:p>0.659288</text:p>
          </table:table-cell>
          <table:table-cell office:value-type="float" office:value="0.428973">
            <text:p>0.428973</text:p>
          </table:table-cell>
        </table:table-row>
        <table:table-row table:style-name="ro1">
          <table:table-cell table:number-columns-repeated="5"/>
          <table:table-cell office:value-type="float" office:value="459.222">
            <text:p>459.222</text:p>
          </table:table-cell>
          <table:table-cell office:value-type="float" office:value="0.665059">
            <text:p>0.665059</text:p>
          </table:table-cell>
          <table:table-cell office:value-type="float" office:value="0.776673">
            <text:p>0.776673</text:p>
          </table:table-cell>
          <table:table-cell office:value-type="float" office:value="0.649089">
            <text:p>0.649089</text:p>
          </table:table-cell>
          <table:table-cell office:value-type="float" office:value="0.619103">
            <text:p>0.619103</text:p>
          </table:table-cell>
          <table:table-cell office:value-type="float" office:value="0.605917">
            <text:p>0.605917</text:p>
          </table:table-cell>
          <table:table-cell office:value-type="float" office:value="0.423877">
            <text:p>0.423877</text:p>
          </table:table-cell>
          <table:table-cell office:value-type="float" office:value="0.679649">
            <text:p>0.679649</text:p>
          </table:table-cell>
          <table:table-cell office:value-type="float" office:value="0.649534">
            <text:p>0.649534</text:p>
          </table:table-cell>
          <table:table-cell office:value-type="float" office:value="0.42672">
            <text:p>0.4267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4/22/2013</text:date>, <text:time>13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4-22T13:26:23</meta:creation-date>
    <dc:date>2013-04-22T13:37:55</dc:date>
    <dc:creator>Yusuke Koda</dc:creator>
    <meta:editing-duration>PT00H11M32S</meta:editing-duration>
    <meta:editing-cycles>11</meta:editing-cycles>
    <meta:generator>OpenOffice.org/3.2$Unix OpenOffice.org_project/320m12$Build-9483</meta:generator>
    <meta:document-statistic meta:table-count="3" meta:cell-count="472" meta:object-count="0"/>
  </office:meta>
</office:document-meta>
</file>